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 fo:break-before="page"/>
      <style:text-properties officeooo:rsid="00016695" officeooo:paragraph-rsid="00016695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7pt" style:font-size-asian="17pt" style:font-size-complex="17pt"/>
    </style:style>
    <style:style style:name="P5" style:family="paragraph" style:parent-style-name="Standard">
      <style:paragraph-properties fo:text-align="end" style:justify-single-word="false"/>
      <style:text-properties fo:font-size="16pt" officeooo:paragraph-rsid="00001718" style:font-size-asian="16pt" style:font-size-complex="16pt"/>
    </style:style>
    <style:style style:name="P6" style:family="paragraph" style:parent-style-name="Standard">
      <style:paragraph-properties fo:margin-top="0in" fo:margin-bottom="0.0835in" loext:contextual-spacing="false" fo:text-align="end" style:justify-single-word="false"/>
      <style:text-properties officeooo:paragraph-rsid="00001718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8pt" style:font-size-asian="18pt" style:font-size-complex="18pt"/>
    </style:style>
    <style:style style:name="P8" style:family="paragraph" style:parent-style-name="Standard">
      <style:paragraph-properties fo:margin-top="0in" fo:margin-bottom="0.139in" loext:contextual-spacing="false" fo:text-align="center" style:justify-single-word="false"/>
      <style:text-properties officeooo:paragraph-rsid="00001718"/>
    </style:style>
    <style:style style:name="T1" style:family="text">
      <style:text-properties fo:font-size="28pt" style:font-size-asian="28pt" style:font-size-complex="26pt"/>
    </style:style>
    <style:style style:name="T2" style:family="text">
      <style:text-properties fo:font-size="26pt" style:font-size-asian="2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officeooo:rsid="00016695"/>
    </style:style>
    <style:style style:name="fr1" style:family="graphic" style:parent-style-name="Frame">
      <style:graphic-properties style:wrap="none" style:vertical-pos="bottom" style:vertical-rel="page-content" style:horizontal-pos="center" style:horizontal-rel="page" style:shadow="none" draw:shadow-opacity="100%" draw:textarea-vertical-align="botto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6.8882in" draw:z-index="0">
        <draw:text-box fo:min-height="1.1909in">
          <text:p text:style-name="P6"><text:span text:style-name="T3">Sergey Volodin </text:span></text:p>
          <text:p text:style-name="P5">Group 374</text:p>
          <text:p text:style-name="P8"><text:span text:style-name="T3">Moscow, 2016</text:span></text:p>
        </draw:text-box>
      </draw:frame>
      <text:p text:style-name="P7">Moscow Institute of Physics and Technology (State University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Exam presentation at the department of foreign languages</text:p>
      <text:p text:style-name="P3"><text:span text:style-name="T1">Deep Neural Networks are Easily Fooled</text:span></text:p>
      <text:p text:style-name="P1">based on <text:span text:style-name="T4">original article </text:span>“Nguyen A, Yosinski J, Clune J. Deep Neural Networks are Easily Fooled: High Confidence Predictions for Unrecognizable Images. In Computer Vision and Pattern Recognition (CVPR ’15), IEEE, 2015.”</text:p>
      <text:p text:style-name="P2">&lt;tex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</meta:initial-creator>
    <meta:creation-date>2010-04-12T22:57:00</meta:creation-date>
    <dc:date>2016-06-09T17:17:10.153278406</dc:date>
    <meta:editing-cycles>6</meta:editing-cycles>
    <meta:editing-duration>PT31M50S</meta:editing-duration>
    <meta:generator>LibreOffice/4.3.3.2$Linux_X86_64 LibreOffice_project/430m0$Build-2</meta:generator>
    <meta:document-statistic meta:table-count="0" meta:image-count="0" meta:object-count="0" meta:page-count="2" meta:paragraph-count="8" meta:word-count="61" meta:character-count="417" meta:non-whitespace-character-count="363"/>
  </office:meta>
</office:document-meta>
</file>